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1" xml:id="id3" draw:id="id3" draw:layer="layout" svg:width="4.826cm" svg:height="2.159cm" svg:x="8.366cm" svg:y="6.875cm">
          <text:p text:style-name="P1"><text:span text:style-name="T1">È scaduto</text:span></text:p>
          <text:p text:style-name="P1"><text:span text:style-name="T1">il timeou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1" draw:text-style-name="P1" xml:id="id4" draw:id="id4" draw:layer="layout" svg:width="4.572cm" svg:height="1.524cm" svg:x="16.494cm" svg:y="9.161cm">
          <text:p text:style-name="P1"><text:span text:style-name="T1">Allora è arrivato</text:span></text:p>
          <text:p text:style-name="P1"><text:span text:style-name="T1">un pacche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draw:line-skew="0.388cm" svg:x1="10.779cm" svg:y1="9.034cm" svg:x2="16.494cm" svg:y2="9.923cm" draw:start-shape="id3" draw:start-glue-point="6" draw:end-shape="id4" draw:end-glue-point="5" svg:d="m10779 9034v889h5214 501" svg:viewBox="0 0 5716 890">
          <text:p/>
        </draw:connector>
        <draw:custom-shape draw:style-name="gr4" draw:text-style-name="P1" xml:id="id5" draw:id="id5" draw:layer="layout" svg:width="5.334cm" svg:height="3.556cm" svg:x="3.667cm" svg:y="9.542cm">
          <text:p text:style-name="P2"><text:span text:style-name="T2">Nel buffer</text:span></text:p>
          <text:p text:style-name="P2"><text:span text:style-name="T2">ci sono</text:span></text:p>
          <text:p text:style-name="P2"><text:span text:style-name="T2">frame per lo stesso </text:span></text:p>
          <text:p text:style-name="P2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-1.531cm" svg:x1="8.366cm" svg:y1="7.955cm" svg:x2="6.334cm" svg:y2="9.542cm" draw:start-shape="id3" draw:start-glue-point="5" draw:end-shape="id5" draw:end-glue-point="4" svg:d="m8366 7955h-2032v1086 501" svg:viewBox="0 0 2033 1588">
          <text:p/>
        </draw:connector>
        <draw:frame draw:style-name="gr5" draw:text-style-name="P4" draw:layer="layout" svg:width="0.972cm" svg:height="0.806cm" svg:x="7.35cm" svg:y="7.085cm">
          <draw:text-box>
            <text:p><text:span text:style-name="T1">SI</text:span></text:p>
          </draw:text-box>
        </draw:frame>
        <draw:custom-shape draw:style-name="gr6" draw:text-style-name="P5" xml:id="id6" draw:id="id6" draw:layer="layout" svg:width="5.207cm" svg:height="2.286cm" svg:x="10.271cm" svg:y="12.082cm">
          <text:p text:style-name="P5">Es: </text:p>
          <text:p text:style-name="P5">sta3 → sta4 (in corso)</text:p>
          <text:p text:style-name="P5">sta1 → sta4 (comincia)</text:p>
          <text:p text:style-name="P5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draw:line-skew="0cm -0.26cm" svg:x1="9.001cm" svg:y1="11.32cm" svg:x2="12.874cm" svg:y2="12.082cm" draw:start-shape="id5" draw:start-glue-point="7" draw:end-shape="id6" draw:end-glue-point="4" svg:d="m9001 11320h502l3371 1v761" svg:viewBox="0 0 3874 763">
          <text:p/>
        </draw:connector>
        <draw:frame draw:style-name="gr7" draw:text-style-name="P4" draw:layer="layout" svg:width="1.143cm" svg:height="0.806cm" svg:x="9.128cm" svg:y="10.614cm">
          <draw:text-box>
            <text:p><text:span text:style-name="T1">SI</text:span></text:p>
          </draw:text-box>
        </draw:frame>
        <draw:custom-shape draw:style-name="gr6" draw:text-style-name="P5" xml:id="id7" draw:id="id7" draw:layer="layout" svg:width="5.207cm" svg:height="1.778cm" svg:x="10.271cm" svg:y="15.511cm">
          <text:p text:style-name="P5">CRC = 0 sul frame della</text:p>
          <text:p text:style-name="P5">sta che ha la connessione</text:p>
          <text:p text:style-name="P5">in corso (sta3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2.874cm" svg:y1="14.368cm" svg:x2="12.874cm" svg:y2="15.511cm" draw:start-shape="id6" draw:start-glue-point="6" draw:end-shape="id7" draw:end-glue-point="4" svg:d="m12874 14368v1143" svg:viewBox="0 0 1 1144">
          <text:p/>
        </draw:connector>
        <draw:custom-shape draw:style-name="gr6" draw:text-style-name="P5" xml:id="id8" draw:id="id8" draw:layer="layout" svg:width="5.207cm" svg:height="2.286cm" svg:x="10.271cm" svg:y="18.305cm">
          <text:p text:style-name="P5">Elimina frame</text:p>
          <text:p text:style-name="P5">dell'altra stazione (sta1)</text:p>
          <text:p text:style-name="P5">ed inoltra solo il frame</text:p>
          <text:p text:style-name="P5">di sta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2.874cm" svg:y1="17.289cm" svg:x2="12.874cm" svg:y2="18.305cm" draw:start-shape="id7" draw:start-glue-point="6" draw:end-shape="id8" draw:end-glue-point="4" svg:d="m12874 17289v1016" svg:viewBox="0 0 1 1017">
          <text:p/>
        </draw:connector>
        <draw:custom-shape draw:style-name="gr6" draw:text-style-name="P6" xml:id="id9" draw:id="id9" draw:layer="layout" svg:width="4.318cm" svg:height="4.191cm" svg:x="4.175cm" svg:y="15.003cm">
          <text:p text:style-name="P6">Ci sono</text:p>
          <text:p text:style-name="P6">frame con il </text:p>
          <text:p text:style-name="P6">timestamp</text:p>
          <text:p text:style-name="P6">scaduto </text:p>
          <text:p text:style-name="P6">(cioè da</text:p>
          <text:p text:style-name="P6">spedire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6.334cm" svg:y1="13.098cm" svg:x2="6.334cm" svg:y2="15.003cm" draw:start-shape="id5" draw:start-glue-point="6" draw:end-shape="id9" draw:end-glue-point="4" svg:d="m6334 13098v1905" svg:viewBox="0 0 1 1906">
          <text:p/>
        </draw:connector>
        <draw:frame draw:style-name="gr7" draw:text-style-name="P4" draw:layer="layout" svg:width="1.27cm" svg:height="0.806cm" svg:x="6.261cm" svg:y="13.225cm">
          <draw:text-box>
            <text:p><text:span text:style-name="T1">NO</text:span></text:p>
          </draw:text-box>
        </draw:frame>
        <draw:custom-shape draw:style-name="gr6" draw:text-style-name="P5" xml:id="id10" draw:id="id10" draw:layer="layout" svg:width="3.937cm" svg:height="2.54cm" svg:x="5.064cm" svg:y="20.718cm">
          <text:p text:style-name="P5">Inoltra frame</text:p>
          <text:p text:style-name="P5">e tutte le stazioni</text:p>
          <text:p text:style-name="P5">dell'area fuorchè</text:p>
          <text:p text:style-name="P5">al mitten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draw:line-skew="0cm -0.515cm" svg:x1="6.334cm" svg:y1="19.194cm" svg:x2="7.033cm" svg:y2="20.718cm" draw:start-shape="id9" draw:start-glue-point="6" draw:end-shape="id10" draw:end-glue-point="4" svg:d="m6334 19194v501l699 7v1016" svg:viewBox="0 0 700 1525">
          <text:p/>
        </draw:connector>
        <draw:custom-shape draw:style-name="gr6" draw:text-style-name="P6" xml:id="id11" draw:id="id11" draw:layer="layout" svg:width="3.937cm" svg:height="0.889cm" svg:x="5.064cm" svg:y="25.417cm">
          <text:p text:style-name="P6">Libera l'are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7.033cm" svg:y1="23.258cm" svg:x2="7.033cm" svg:y2="25.417cm" draw:start-shape="id10" draw:start-glue-point="6" draw:end-shape="id11" draw:end-glue-point="4" svg:d="m7033 23258v502 1155 502" svg:viewBox="0 0 1 2160">
          <text:p/>
        </draw:connector>
        <draw:connector draw:style-name="gr2" draw:text-style-name="P2" draw:layer="layout" draw:type="lines" draw:line-skew="-0.388cm -1.276cm" svg:x1="4.175cm" svg:y1="17.098cm" svg:x2="5.064cm" svg:y2="25.861cm" draw:start-shape="id9" draw:start-glue-point="5" draw:end-shape="id11" draw:end-glue-point="5" svg:d="m4175 17098h-889v8763h1778" svg:viewBox="0 0 1779 8764">
          <text:p/>
        </draw:connector>
        <draw:connector draw:style-name="gr2" draw:text-style-name="P2" draw:layer="layout" draw:type="lines" draw:line-skew="0.895cm" svg:x1="12.874cm" svg:y1="20.591cm" svg:x2="9.001cm" svg:y2="21.988cm" draw:start-shape="id8" draw:start-glue-point="6" draw:end-shape="id10" draw:end-glue-point="7" svg:d="m12874 20591v1397h-3372-501" svg:viewBox="0 0 3874 1398">
          <text:p/>
        </draw:connector>
        <draw:frame draw:style-name="gr7" draw:text-style-name="P4" draw:layer="layout" svg:width="1.143cm" svg:height="0.806cm" svg:x="6.588cm" svg:y="18.94cm">
          <draw:text-box>
            <text:p><text:span text:style-name="T1">SI</text:span></text:p>
          </draw:text-box>
        </draw:frame>
        <draw:frame draw:style-name="gr7" draw:text-style-name="P4" draw:layer="layout" svg:width="1.27cm" svg:height="0.806cm" svg:x="3.159cm" svg:y="16.356cm">
          <draw:text-box>
            <text:p><text:span text:style-name="T1">NO</text:span></text:p>
          </draw:text-box>
        </draw:frame>
        <draw:connector draw:style-name="gr2" draw:text-style-name="P2" draw:layer="layout" draw:type="lines" draw:line-skew="18.803cm 6.737cm" svg:x1="9.001cm" svg:y1="25.861cm" svg:x2="20.601cm" svg:y2="5.478cm" draw:start-shape="id11" draw:start-glue-point="7" draw:end-shape="id1" draw:end-glue-point="9" svg:d="m9001 25861h19304v-20383h-7704" svg:viewBox="0 0 19305 20384">
          <text:p/>
        </draw:connector>
        <draw:custom-shape draw:style-name="gr8" draw:text-style-name="P7" draw:layer="layout" svg:width="27.7cm" svg:height="2.032cm" svg:x="1cm" svg:y="1cm">
          <text:p text:style-name="P7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12" draw:id="id12" draw:layer="layout" svg:width="3.302cm" svg:height="2.413cm" svg:x="20.557cm" svg:y="12.176cm">
          <text:p text:style-name="P6">L'area</text:p>
          <text:p text:style-name="P6">è liber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s" draw:line-skew="0.641cm" svg:x1="21.066cm" svg:y1="9.923cm" svg:x2="22.208cm" svg:y2="12.176cm" draw:start-shape="id4" draw:start-glue-point="7" draw:end-shape="id12" draw:end-glue-point="4" svg:d="m21066 9923h1143l-1 1751v502" svg:viewBox="0 0 1144 2254">
          <text:p/>
        </draw:connector>
        <draw:custom-shape draw:style-name="gr1" draw:text-style-name="P5" xml:id="id13" draw:id="id13" draw:layer="layout" svg:width="3.048cm" svg:height="1.397cm" svg:x="23.86cm" svg:y="16.113cm">
          <text:p text:style-name="P5">Occupa</text:p>
          <text:p text:style-name="P5">l'are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4" draw:id="id14" draw:layer="layout" svg:width="3.048cm" svg:height="1.905cm" svg:x="23.86cm" svg:y="19.161cm">
          <draw:glue-point draw:id="8" svg:x="3.333cm" svg:y="5.002cm"/>
          <text:p text:style-name="P5">Metti il</text:p>
          <text:p text:style-name="P5">Pacchetto</text:p>
          <text:p text:style-name="P5">nel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draw:line-skew="1.023cm" svg:x1="23.859cm" svg:y1="13.382cm" svg:x2="25.384cm" svg:y2="16.113cm" draw:start-shape="id12" draw:start-glue-point="7" draw:end-shape="id13" draw:end-glue-point="4" svg:d="m23859 13382h1525v2229 502" svg:viewBox="0 0 1526 2732">
          <text:p/>
        </draw:connector>
        <draw:connector draw:style-name="gr2" draw:text-style-name="P2" draw:layer="layout" draw:type="line" svg:x1="25.384cm" svg:y1="17.51cm" svg:x2="25.384cm" svg:y2="19.161cm" draw:start-shape="id13" draw:start-glue-point="6" draw:end-shape="id14" draw:end-glue-point="4" svg:d="m25384 17510v1651" svg:viewBox="0 0 1 1652">
          <text:p/>
        </draw:connector>
        <draw:connector draw:style-name="gr2" draw:text-style-name="P2" draw:layer="layout" draw:type="line" svg:x1="26.908cm" svg:y1="20.114cm" svg:x2="28.296cm" svg:y2="20.137cm" draw:start-shape="id14" draw:start-glue-point="7" svg:d="m26908 20114 1388 23" svg:viewBox="0 0 1389 24">
          <text:p/>
        </draw:connector>
        <draw:custom-shape draw:style-name="gr1" draw:text-style-name="P5" xml:id="id15" draw:id="id15" draw:layer="layout" svg:width="4.318cm" svg:height="1.778cm" svg:x="16.621cm" svg:y="15.859cm">
          <text:p text:style-name="P5">Marca il frame</text:p>
          <text:p text:style-name="P5">corrotto e spediscilo</text:p>
          <text:p text:style-name="P5">a tutte le stazion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8.78cm" svg:y1="17.637cm" svg:x2="18.781cm" svg:y2="25.862cm" draw:start-shape="id15" draw:start-glue-point="6" svg:d="m18780 17637 1 8225" svg:viewBox="0 0 2 8226">
          <text:p/>
        </draw:connector>
        <draw:connector draw:style-name="gr2" draw:text-style-name="P2" draw:layer="layout" svg:x1="20.557cm" svg:y1="13.382cm" svg:x2="18.78cm" svg:y2="15.859cm" draw:start-shape="id12" draw:start-glue-point="5" draw:end-shape="id15" svg:d="m20557 13382h-1777v2477" svg:viewBox="0 0 1778 2478">
          <text:p/>
        </draw:connector>
        <draw:frame draw:style-name="gr7" draw:text-style-name="P4" draw:layer="layout" svg:width="1.143cm" svg:height="0.806cm" svg:x="23.987cm" svg:y="12.684cm">
          <draw:text-box>
            <text:p><text:span text:style-name="T1">SI</text:span></text:p>
          </draw:text-box>
        </draw:frame>
        <draw:frame draw:style-name="gr7" draw:text-style-name="P4" draw:layer="layout" svg:width="1.27cm" svg:height="0.806cm" svg:x="19.288cm" svg:y="12.684cm">
          <draw:text-box>
            <text:p><text:span text:style-name="T1">NO</text:span></text:p>
          </draw:text-box>
        </draw:frame>
        <draw:frame draw:style-name="gr7" draw:text-style-name="P4" draw:layer="layout" svg:width="1.27cm" svg:height="0.806cm" svg:x="10.779cm" svg:y="9.084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3T17:48:46</dc:date>
    <dc:creator>carlo </dc:creator>
    <meta:editing-duration>PT54M54S</meta:editing-duration>
    <meta:editing-cycles>13</meta:editing-cycles>
    <meta:document-statistic meta:object-count="43"/>
  </office:meta>
</office:document-meta>
</file>